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0.4827in"/>
    </style:style>
    <style:style style:name="co6" style:family="table-column">
      <style:table-column-properties fo:break-before="auto" style:column-width="0.428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0.5154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3189in"/>
    </style:style>
    <style:style style:name="co11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0.3953in"/>
    </style:style>
    <style:style style:name="co14" style:family="table-column">
      <style:table-column-properties fo:break-before="auto" style:column-width="0.3516in"/>
    </style:style>
    <style:style style:name="co15" style:family="table-column">
      <style:table-column-properties fo:break-before="auto" style:column-width="0.3402in"/>
    </style:style>
    <style:style style:name="co16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style:text-line-through-style="solid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333333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fo:border-left="0.0008in solid #000000" fo:border-right="none" fo:border-top="none"/>
    </style:style>
    <style:style style:name="ce28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Price</text:p>
          </table:table-cell>
          <table:table-cell table:style-name="ce11" office:value-type="string">
            <text:p>Pow</text:p>
          </table:table-cell>
          <table:table-cell table:style-name="ce11" office:value-type="string">
            <text:p>Tech</text:p>
          </table:table-cell>
          <table:table-cell table:style-name="ce11" office:value-type="string">
            <text:p>Foes</text:p>
          </table:table-cell>
          <table:table-cell table:style-name="ce11" office:value-type="string">
            <text:p>Crops</text:p>
          </table:table-cell>
          <table:table-cell table:style-name="ce11" office:value-type="string">
            <text:p>Num</text:p>
          </table:table-cell>
          <table:table-cell table:style-name="ce11" office:value-type="string">
            <text:p>SP</text:p>
          </table:table-cell>
          <table:table-cell table:style-name="ce11" office:value-type="string">
            <text:p>SU</text:p>
          </table:table-cell>
          <table:table-cell table:style-name="ce11" office:value-type="string">
            <text:p>AU</text:p>
          </table:table-cell>
          <table:table-cell table:style-name="ce11" office:value-type="string">
            <text:p>WI</text:p>
          </table:table-cell>
          <table:table-cell table:style-name="ce11" office:value-type="string">
            <text:p>Amt</text:p>
          </table:table-cell>
          <table:table-cell table:style-name="ce11" office:value-type="string">
            <text:p>Rot</text:p>
          </table:table-cell>
          <table:table-cell table:style-name="ce11" office:value-type="string">
            <text:p>Atk</text:p>
          </table:table-cell>
          <table:table-cell table:style-name="ce11" office:value-type="string">
            <text:p>Bns</text:p>
          </table:table-cell>
          <table:table-cell table:style-name="ce11" office:value-type="string">
            <text:p>Def</text:p>
          </table:table-cell>
          <table:table-cell table:style-name="ce11" office:value-type="string">
            <text:p>Spd</text:p>
          </table:table-cell>
          <table:table-cell table:style-name="ce11" office:value-type="string">
            <text:p>Bst</text:p>
          </table:table-cell>
          <table:table-cell table:style-name="ce11" office:value-type="string">
            <text:p>Amp</text:p>
          </table:table-cell>
          <table:table-cell table:style-name="ce3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Weapons</text:p>
          </table:table-cell>
          <table:table-cell table:style-name="ce6" table:number-columns-repeated="15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7" office:value-type="string">
            <text:p>Small 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0">
            <text:p>0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7" office:value-type="string">
            <text:p>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2">
            <text:p>2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7" office:value-type="string">
            <text:p>Crop 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5">
            <text:p>5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8" office:value-type="string">
            <text:p>Spring 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6"/>
          <table:table-cell table:style-name="ce21" office:value-type="float" office:value="5">
            <text:p>5</text:p>
          </table:table-cell>
          <table:table-cell table:style-name="ce23" table:number-columns-repeated="2"/>
          <table:table-cell table:style-name="ce26"/>
          <table:table-cell table:style-name="ce16" table:number-columns-repeated="2"/>
          <table:table-cell table:style-name="ce14"/>
          <table:table-cell table:style-name="ce18" table:number-columns-repeated="5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8" office:value-type="string">
            <text:p>Summer 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6"/>
          <table:table-cell table:style-name="ce21"/>
          <table:table-cell table:style-name="ce23" office:value-type="float" office:value="5">
            <text:p>5</text:p>
          </table:table-cell>
          <table:table-cell table:style-name="ce23"/>
          <table:table-cell table:style-name="ce26"/>
          <table:table-cell table:style-name="ce16" table:number-columns-repeated="2"/>
          <table:table-cell table:style-name="ce14"/>
          <table:table-cell table:style-name="ce18" table:number-columns-repeated="5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8" office:value-type="string">
            <text:p>Autumn 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6"/>
          <table:table-cell table:style-name="ce21"/>
          <table:table-cell table:style-name="ce23"/>
          <table:table-cell table:style-name="ce23" office:value-type="float" office:value="5">
            <text:p>5</text:p>
          </table:table-cell>
          <table:table-cell table:style-name="ce26"/>
          <table:table-cell table:style-name="ce16" table:number-columns-repeated="2"/>
          <table:table-cell table:style-name="ce14"/>
          <table:table-cell table:style-name="ce18" table:number-columns-repeated="5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8" office:value-type="string">
            <text:p>Winter Sickle</text:p>
          </table:table-cell>
          <table:table-cell table:style-name="ce13" office:value-type="string">
            <text:p>weapon</text:p>
          </table:table-cell>
          <table:table-cell table:style-name="ce13" office:value-type="float" office:value="50">
            <text:p>50</text:p>
          </table:table-cell>
          <table:table-cell table:style-name="ce16" office:value-type="float" office:value="10">
            <text:p>10</text:p>
          </table:table-cell>
          <table:table-cell table:style-name="ce13"/>
          <table:table-cell table:number-columns-repeated="2" table:style-name="ce13" office:value-type="string">
            <text:p>Yes</text:p>
          </table:table-cell>
          <table:table-cell table:style-name="ce16"/>
          <table:table-cell table:style-name="ce21"/>
          <table:table-cell table:style-name="ce23" table:number-columns-repeated="2"/>
          <table:table-cell table:style-name="ce26" office:value-type="float" office:value="5">
            <text:p>5</text:p>
          </table:table-cell>
          <table:table-cell table:style-name="ce16" table:number-columns-repeated="2"/>
          <table:table-cell table:style-name="ce14"/>
          <table:table-cell table:style-name="ce18" table:number-columns-repeated="5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7" office:value-type="string">
            <text:p>Double 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7" office:value-type="string">
            <text:p>Heavy 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7" office:value-type="string">
            <text:p>Ho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35">
            <text:p>35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5" office:value-type="float" office:value="3">
            <text:p>3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7" office:value-type="string">
            <text:p>Salty Ho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5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 office:value-type="float" office:value="15">
            <text:p>15</text:p>
          </table:table-cell>
          <table:table-cell table:style-name="ce15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7" office:value-type="string">
            <text:p>Sicklerang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9" office:value-type="float" office:value="999">
            <text:p>999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7" office:value-type="string">
            <text:p>Sickle of Light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25">
            <text:p>25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5"/>
          <table:table-cell table:style-name="ce20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5"/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7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ce15" table:number-columns-repeated="2"/>
          <table:table-cell table:number-columns-repeated="6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table:style-name="ce12" office:value-type="string">
            <text:p>weapon</text:p>
          </table:table-cell>
          <table:table-cell table:style-name="ce12" office:value-type="float" office:value="50">
            <text:p>50</text:p>
          </table:table-cell>
          <table:table-cell table:style-name="ce17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7"/>
          <table:table-cell table:style-name="ce20"/>
          <table:table-cell table:style-name="ce22"/>
          <table:table-cell table:style-name="ce24"/>
          <table:table-cell table:style-name="ce25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Compost</text:p>
          </table:table-cell>
          <table:table-cell table:style-name="ce6" table:number-columns-repeated="15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9" office:value-type="string">
            <text:p>Small 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9" office:value-type="string">
            <text:p>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9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9" office:value-type="string">
            <text:p>Battle 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9" office:value-type="string">
            <text:p>Sturdy 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 table:style-name="ce5"/>
          <table:table-cell/>
          <table:table-cell table:style-name="ce29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Fortified Compost Bin</text:p>
          </table:table-cell>
          <table:table-cell table:style-name="ce14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7"/>
          <table:table-cell table:style-name="ce28" office:value-type="float" office:value="6">
            <text:p>6</text:p>
          </table:table-cell>
          <table:table-cell table:number-columns-repeated="2" table:style-name="ce14" office:value-type="string">
            <text:p>Yes</text:p>
          </table:table-cell>
          <table:table-cell table:style-name="ce30"/>
          <table:table-cell table:style-name="ce18" table:number-columns-repeated="4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Healthy Compost Bin</text:p>
          </table:table-cell>
          <table:table-cell table:style-name="ce14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style-name="ce14" table:number-columns-repeated="2"/>
          <table:table-cell table:style-name="ce30" office:value-type="float" office:value="0.1">
            <text:p>0.1</text:p>
          </table:table-cell>
          <table:table-cell table:style-name="ce18" table:number-columns-repeated="4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Frothy Compost Bin</text:p>
          </table:table-cell>
          <table:table-cell table:style-name="ce14" office:value-type="string">
            <text:p>compost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7"/>
          <table:table-cell table:style-name="ce28" office:value-type="float" office:value="8">
            <text:p>8</text:p>
          </table:table-cell>
          <table:table-cell table:number-columns-repeated="2" table:style-name="ce14" office:value-type="string">
            <text:p>Yes</text:p>
          </table:table-cell>
          <table:table-cell table:style-name="ce30" office:value-type="float" office:value="0.25">
            <text:p>0.25</text:p>
          </table:table-cell>
          <table:table-cell table:style-name="ce18" table:number-columns-repeated="4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9" office:value-type="string">
            <text:p>Jumbo 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9" office:value-type="string">
            <text:p>Vitamin-Enriched Compost Bin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8">
            <text:p>8</text:p>
          </table:table-cell>
          <table:table-cell table:style-name="ce5"/>
          <table:table-cell/>
          <table:table-cell table:style-name="ce29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9" office:value-type="string">
            <text:p>Compost2</text:p>
          </table:table-cell>
          <table:table-cell office:value-type="string">
            <text:p>compost</text:p>
          </table:table-cell>
          <table:table-cell table:style-name="ce12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9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Gloves</text:p>
          </table:table-cell>
          <table:table-cell table:style-name="ce6" table:number-columns-repeated="15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9" office:value-type="string">
            <text:p>Gloves</text:p>
          </table:table-cell>
          <table:table-cell office:value-type="string">
            <text:p>gloves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3">
            <text:p>3</text:p>
          </table:table-cell>
          <table:table-cell table:number-columns-repeated="3"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9" office:value-type="string">
            <text:p>Slapping Gloves</text:p>
          </table:table-cell>
          <table:table-cell office:value-type="string">
            <text:p>gloves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9" office:value-type="string">
            <text:p>Gardening Gloves</text:p>
          </table:table-cell>
          <table:table-cell office:value-type="string">
            <text:p>gloves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6">
            <text:p>6</text:p>
          </table:table-cell>
          <table:table-cell table:number-columns-repeated="3"/>
          <table:table-cell table:style-name="ce29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s</text:p>
          </table:table-cell>
          <table:table-cell table:style-name="ce12" office:value-type="float" office:value="50">
            <text:p>50</text:p>
          </table:table-cell>
          <table:table-cell table:number-columns-repeated="9"/>
          <table:table-cell table:style-name="ce27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s</text:p>
          </table:table-cell>
          <table:table-cell table:style-name="ce12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7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9" office:value-type="float" office:value="0.5">
            <text:p>0.5</text:p>
          </table:table-cell>
          <table:table-cell table:number-columns-repeated="3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Watering Cans</text:p>
          </table:table-cell>
          <table:table-cell table:style-name="ce6" table:number-columns-repeated="15"/>
          <table:table-cell table:style-name="ce31" table:number-columns-repeated="4"/>
          <table:table-cell table:style-name="ce33"/>
          <table:table-cell table:style-name="ce3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9" office:value-type="string">
            <text:p>Watering Can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 office:value-type="float" office:value="0.15">
            <text:p>0.15</text:p>
          </table:table-cell>
          <table:table-cell/>
          <table:table-cell table:style-name="ce29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Fortifying Water</text:p>
          </table:table-cell>
          <table:table-cell table:style-name="ce14"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2"/>
          <table:table-cell table:style-name="ce28"/>
          <table:table-cell table:style-name="ce18" office:value-type="float" office:value="0.2">
            <text:p>0.2</text:p>
          </table:table-cell>
          <table:table-cell table:style-name="ce30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Amplifying Water</text:p>
          </table:table-cell>
          <table:table-cell table:style-name="ce14"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2"/>
          <table:table-cell table:style-name="ce28"/>
          <table:table-cell table:style-name="ce18"/>
          <table:table-cell table:style-name="ce30" office:value-type="float" office:value="0.4">
            <text:p>0.4</text:p>
          </table:table-cell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9" office:value-type="string">
            <text:p>Speedy Water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 office:value-type="float" office:value="0.3">
            <text:p>0.3</text:p>
          </table:table-cell>
          <table:table-cell/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9" office:value-type="string">
            <text:p>Sturdy Water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4">
            <text:p>0.4</text:p>
          </table:table-cell>
          <table:table-cell table:style-name="ce29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9" office:value-type="string">
            <text:p>Minmax Water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turdy Speedy</text:p>
          </table:table-cell>
          <table:table-cell table:style-name="ce14"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 office:value-type="float" office:value="0.35">
            <text:p>0.35</text:p>
          </table:table-cell>
          <table:table-cell table:style-name="ce30"/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Fast Amplifier</text:p>
          </table:table-cell>
          <table:table-cell table:style-name="ce14" office:value-type="string">
            <text:p>soil</text:p>
          </table:table-cell>
          <table:table-cell table:style-name="ce13" office:value-type="float" office:value="50">
            <text:p>50</text:p>
          </table:table-cell>
          <table:table-cell table:style-name="ce18"/>
          <table:table-cell table:style-name="ce14"/>
          <table:table-cell table:style-name="ce18" table:number-columns-repeated="9"/>
          <table:table-cell table:style-name="ce14"/>
          <table:table-cell table:style-name="ce18" table:number-columns-repeated="2"/>
          <table:table-cell table:style-name="ce28" office:value-type="float" office:value="0.25">
            <text:p>0.25</text:p>
          </table:table-cell>
          <table:table-cell table:style-name="ce18"/>
          <table:table-cell table:style-name="ce30" office:value-type="float" office:value="0.5">
            <text:p>0.5</text:p>
          </table:table-cell>
          <table:table-cell table:style-name="ce14" office:value-type="string">
            <text:p>-</text:p>
          </table:table-cell>
          <table:table-cell table:style-name="ce18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 office:value-type="float" office:value="0.5">
            <text:p>0.5</text:p>
          </table:table-cell>
          <table:table-cell/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/>
          <table:table-cell office:value-type="float" office:value="0.65">
            <text:p>0.6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 table:number-columns-repeated="14"/>
          <table:table-cell table:style-name="ce27"/>
          <table:table-cell/>
          <table:table-cell table:style-name="ce29" office:value-type="float" office:value="2">
            <text:p>2</text:p>
          </table:table-cell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soil</text:p>
          </table:table-cell>
          <table:table-cell table:style-name="ce12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7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9"/>
          <table:table-cell table:style-name="ce34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6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4-07T16:49:24.50</dc:date>
    <dc:creator>Seab Dinch</dc:creator>
    <meta:editing-duration>P10DT10H21M29S</meta:editing-duration>
    <meta:editing-cycles>57</meta:editing-cycles>
    <meta:generator>OpenOffice/4.1.2$Win32 OpenOffice.org_project/412m3$Build-9782</meta:generator>
    <meta:document-statistic meta:table-count="3" meta:cell-count="353" meta:object-count="0"/>
  </office:meta>
</office:document-meta>
</file>